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ans-serif"/>
    <style:font-face style:name="OpenSymbol" svg:font-family="OpenSymbol" style:font-charset="x-symbol"/>
    <style:font-face style:name="Yu Gothic" svg:font-family="'Yu Gothic', YuGothic, 'Hiragino Kaku Gothic ProN', 'Hiragino Sans', Meiryo, sans-serif"/>
    <style:font-face style:name="inherit" svg:font-family="inherit"/>
    <style:font-face style:name="游ゴシック体" svg:font-family="游ゴシック体" style:font-family-generic="system" style:font-pitch="variable"/>
    <style:font-face style:name="游明朝体" svg:font-family="游明朝体" style:font-family-generic="system" style:font-pitch="variable"/>
  </office:font-face-decls>
  <office:automatic-styles>
    <style:style style:name="P1" style:family="paragraph" style:parent-style-name="Heading_20_3">
      <style:paragraph-properties fo:line-height="150%"/>
      <style:text-properties fo:font-variant="normal" fo:text-transform="none" fo:color="#3465a4" loext:opacity="100%" style:font-name="American Typewriter" fo:font-size="9pt" fo:letter-spacing="normal" officeooo:paragraph-rsid="00114c46" style:font-name-asian="American Typewriter" style:font-size-asian="9pt" style:font-size-complex="9pt"/>
    </style:style>
    <style:style style:name="P2"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left="0cm" fo:padding-right="0cm" fo:padding-top="0cm" fo:padding-bottom="0.049cm" fo:border-left="none" fo:border-right="none" fo:border-top="none" fo:border-bottom="0.06pt solid #5566e6"/>
      <style:text-properties fo:font-variant="normal" fo:text-transform="none" fo:color="#5566e6" loext:opacity="100%" style:font-name="American Typewriter" fo:font-size="9pt" fo:letter-spacing="normal" fo:font-style="normal" fo:font-weight="normal" style:font-name-asian="American Typewriter" style:font-size-asian="9pt" style:font-size-complex="9pt"/>
    </style:style>
    <style:style style:name="P3"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left="0cm" fo:padding-right="0cm" fo:padding-top="0cm" fo:padding-bottom="0.049cm" fo:border-left="none" fo:border-right="none" fo:border-top="none" fo:border-bottom="0.06pt solid #5566e6"/>
      <style:text-properties fo:font-variant="normal" fo:text-transform="none" fo:color="#5566e6" loext:opacity="100%" style:font-name="American Typewriter" fo:font-size="9pt" fo:letter-spacing="normal" style:font-name-asian="American Typewriter" style:font-size-asian="9pt" style:font-size-complex="9pt"/>
    </style:style>
    <style:style style:name="P4" style:family="paragraph" style:parent-style-name="Text_20_body" style:list-style-name="L2">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333333" loext:opacity="100%" fo:font-size="9pt" fo:letter-spacing="normal" fo:font-weight="normal" officeooo:paragraph-rsid="00114c46" style:font-name-asian="American Typewriter" style:font-size-asian="9pt" style:font-style-asian="normal" style:font-weight-asian="normal" style:font-size-complex="9pt" style:font-weight-complex="normal"/>
    </style:style>
    <style:style style:name="P5" style:family="paragraph" style:parent-style-name="Text_20_body" style:list-style-name="L2">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333333" loext:opacity="100%" fo:font-size="9pt" fo:letter-spacing="normal" fo:font-weight="normal" style:font-name-asian="American Typewriter" style:font-size-asian="9pt" style:font-style-asian="normal" style:font-weight-asian="normal" style:font-size-complex="9pt" style:font-weight-complex="normal"/>
    </style:style>
    <style:style style:name="P6" style:family="paragraph" style:parent-style-name="Text_20_body" style:list-style-name="L2">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333333" loext:opacity="100%" fo:font-size="9pt" fo:letter-spacing="normal" fo:font-weight="normal" style:font-name-asian="American Typewriter" style:font-size-asian="9pt" style:font-style-asian="normal" style:font-weight-asian="normal" style:font-size-complex="9pt" style:font-weight-complex="normal" loext:padding="0cm" loext:border="none"/>
    </style:style>
    <style:style style:name="P7" style:family="paragraph" style:parent-style-name="Text_20_body">
      <style:paragraph-properties fo:margin-left="0cm" fo:margin-right="0cm" fo:margin-top="0cm" fo:margin-bottom="0cm" style:contextual-spacing="false" fo:line-height="175%" fo:orphans="2" fo:widows="2" fo:text-indent="0cm" style:auto-text-indent="false"/>
      <style:text-properties fo:font-variant="normal" fo:text-transform="none" fo:color="#070203" loext:opacity="100%" style:font-name="American Typewriter" fo:font-size="9pt" fo:letter-spacing="normal" style:font-name-asian="American Typewriter" style:font-size-asian="9pt" style:font-size-complex="9pt"/>
    </style:style>
    <style:style style:name="P8" style:family="paragraph" style:parent-style-name="Text_20_body">
      <style:paragraph-properties fo:margin-left="0cm" fo:margin-right="0cm" fo:margin-top="0cm" fo:margin-bottom="0cm" style:contextual-spacing="false" fo:line-height="175%" fo:orphans="2" fo:widows="2" fo:text-indent="0cm" style:auto-text-indent="false"/>
      <style:text-properties fo:font-variant="normal" fo:text-transform="none" fo:color="#070203" loext:opacity="100%" style:font-name="American Typewriter" fo:font-size="9pt" fo:letter-spacing="normal" style:font-name-asian="American Typewriter" style:font-size-asian="9pt" style:font-style-asian="normal" style:font-weight-asian="normal" style:font-size-complex="9pt"/>
    </style:style>
    <style:style style:name="P9" style:family="paragraph" style:parent-style-name="Text_20_body">
      <style:paragraph-properties fo:margin-left="0cm" fo:margin-right="0cm" fo:margin-top="0cm" fo:margin-bottom="0cm" style:contextual-spacing="false" fo:line-height="175%" fo:orphans="2" fo:widows="2" fo:text-indent="0cm" style:auto-text-indent="false"/>
      <style:text-properties fo:font-variant="normal" fo:text-transform="none" fo:color="#3465a4" loext:opacity="100%" style:font-name="American Typewriter" fo:font-size="9pt" fo:letter-spacing="normal" style:font-name-asian="American Typewriter" style:font-size-asian="9pt" style:font-style-asian="normal" style:font-weight-asian="normal" style:font-size-complex="9pt"/>
    </style:style>
    <style:style style:name="P10" style:family="paragraph" style:parent-style-name="Text_20_body">
      <style:paragraph-properties fo:margin-left="0cm" fo:margin-right="0cm" fo:margin-top="0cm" fo:margin-bottom="0cm" style:contextual-spacing="false" fo:line-height="175%" fo:orphans="2" fo:widows="2" fo:text-indent="0cm" style:auto-text-indent="false"/>
      <style:text-properties fo:font-variant="normal" fo:text-transform="none" fo:color="#3465a4" loext:opacity="100%" style:font-name="American Typewriter" fo:font-size="9pt" fo:letter-spacing="normal" style:font-name-asian="American Typewriter" style:font-size-asian="9pt" style:font-size-complex="9pt"/>
    </style:style>
    <style:style style:name="P11" style:family="paragraph" style:parent-style-name="Text_20_body">
      <style:paragraph-properties fo:line-height="150%"/>
      <style:text-properties style:font-name="American Typewriter" fo:font-size="8pt" officeooo:paragraph-rsid="00114c46" style:font-name-asian="American Typewriter" style:font-size-asian="8pt" style:font-size-complex="8pt"/>
    </style:style>
    <style:style style:name="P12" style:family="paragraph" style:parent-style-name="Text_20_body">
      <style:paragraph-properties fo:margin-top="0cm" fo:margin-bottom="0.146cm" style:contextual-spacing="false" fo:line-height="150%" fo:text-align="justify" style:justify-single-word="false"/>
      <style:text-properties style:font-name="American Typewriter" officeooo:paragraph-rsid="00114c46" style:font-name-asian="American Typewriter"/>
    </style:style>
    <style:style style:name="P13" style:family="paragraph" style:parent-style-name="Text_20_body">
      <style:paragraph-properties fo:margin-left="0cm" fo:margin-right="0cm" fo:margin-top="0cm" fo:margin-bottom="0.146cm" style:contextual-spacing="false" fo:line-height="150%" fo:text-align="justify" style:justify-single-word="false" fo:text-indent="0cm" style:auto-text-indent="false" fo:padding="0cm" fo:border="none"/>
      <style:text-properties style:font-name="American Typewriter" fo:font-size="9pt" officeooo:paragraph-rsid="00114c46" style:font-name-asian="American Typewriter" style:font-size-asian="9pt" style:font-size-complex="9pt"/>
    </style:style>
    <style:style style:name="P14" style:family="paragraph" style:parent-style-name="Text_20_body">
      <style:paragraph-properties fo:line-height="150%"/>
      <style:text-properties style:font-name="American Typewriter" fo:font-size="9pt" officeooo:paragraph-rsid="00114c46" style:font-name-asian="American Typewriter" style:font-size-asian="9pt" style:font-size-complex="9pt"/>
    </style:style>
    <style:style style:name="P15" style:family="paragraph" style:parent-style-name="Text_20_body">
      <style:paragraph-properties fo:line-height="100%"/>
      <style:text-properties style:font-name="American Typewriter" fo:font-size="9pt" officeooo:paragraph-rsid="00114c46" style:font-name-asian="American Typewriter" style:font-size-asian="9pt" style:font-size-complex="9pt"/>
    </style:style>
    <style:style style:name="P16" style:family="paragraph" style:parent-style-name="Text_20_body">
      <style:paragraph-properties fo:line-height="115%"/>
      <style:text-properties style:font-name="American Typewriter" fo:font-size="9pt" officeooo:paragraph-rsid="00114c46" style:font-name-asian="American Typewriter" style:font-size-asian="9pt" style:font-size-complex="9pt"/>
    </style:style>
    <style:style style:name="P17" style:family="paragraph" style:parent-style-name="Text_20_body">
      <style:text-properties style:font-name="American Typewriter" fo:font-size="9pt" style:font-name-asian="American Typewriter" style:font-size-asian="9pt" style:font-size-complex="9pt"/>
    </style:style>
    <style:style style:name="P18" style:family="paragraph" style:parent-style-name="Text_20_body">
      <style:text-properties fo:font-size="11pt" officeooo:paragraph-rsid="00114c46" style:font-size-asian="11pt" style:font-size-complex="11pt"/>
    </style:style>
    <style:style style:name="T1" style:family="text">
      <style:text-properties fo:font-style="normal" fo:font-weight="normal"/>
    </style:style>
    <style:style style:name="T2" style:family="text">
      <style:text-properties style:font-style-asian="normal" style:font-weight-asian="normal"/>
    </style:style>
    <style:style style:name="T3" style:family="text">
      <style:text-properties fo:font-size="9pt" style:font-size-asian="9pt" style:font-size-complex="9pt"/>
    </style:style>
    <style:style style:name="T4" style:family="text">
      <style:text-properties fo:font-variant="normal" fo:text-transform="none" fo:color="#333333" loext:opacity="100%" fo:letter-spacing="normal" style:font-name-asian="Yu Gothic" style:font-style-asian="normal" style:font-weight-asian="bold"/>
    </style:style>
    <style:style style:name="T5" style:family="text">
      <style:text-properties fo:font-variant="normal" fo:text-transform="none" fo:color="#333333" loext:opacity="100%" style:font-name="Yu Gothic" fo:letter-spacing="normal" fo:font-style="normal" fo:font-weight="bold" style:font-name-asian="American Typewriter"/>
    </style:style>
    <style:style style:name="T6" style:family="text">
      <style:text-properties fo:font-variant="normal" fo:text-transform="none" fo:color="#070203" loext:opacity="100%" fo:letter-spacing="normal" fo:font-style="normal" fo:font-weight="normal"/>
    </style:style>
    <style:style style:name="T7" style:family="text">
      <style:text-properties fo:font-variant="normal" fo:text-transform="none" fo:color="#070203" loext:opacity="100%" fo:letter-spacing="normal" fo:font-style="normal" fo:font-weight="normal" style:font-style-asian="normal" style:font-weight-asian="normal"/>
    </style:style>
    <style:style style:name="T8" style:family="text">
      <style:text-properties fo:font-variant="normal" fo:text-transform="none" fo:color="#070203" loext:opacity="100%" fo:letter-spacing="normal" style:font-style-asian="normal" style:font-weight-asian="normal"/>
    </style:style>
    <text:list-style style:name="L1">
      <text:list-level-style-bullet text:level="1" text:style-name="Bullet_20_Symbols" loext:num-list-format="%1%." style:num-suffix="." text:bullet-char="">
        <style:list-level-properties text:space-before="0.31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31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4">デザインパターンは</text:span><text:span text:style-name="T5">Java</text:span><text:span text:style-name="T4">などのオブジェクト指向言語で使われる設計パターンのこと。特に有名な</text:span><text:span text:style-name="T5">GoF</text:span><text:span text:style-name="T4">のパターンでは、数々のエンジニアが工夫を重ねてきた設計が</text:span><text:span text:style-name="T5">23</text:span><text:span text:style-name="T4">種類にパターン分けされまとめられている。</text:span><field:fieldmark-end/><field:fieldmark-end/><field:fieldmark-end/><field:fieldmark-end/><field:fieldmark-end/><field:fieldmark-end/><field:fieldmark-end/><field:fieldmark-end/><field:fieldmark-end/></text:p>
      <text:p text:style-name="P12"><text:span text:style-name="T3"/></text:p>
      <text:p text:style-name="P12"><text:span text:style-name="T3">デザインパターンはJava、C++、C#などのオブジェクト指向言語でよく使われる設計をパターン化したもので、1995年に発刊された「オブジェクト指向における再利用のためのデザインパターン」という本で広く知られるようになった。</text:span></text:p>
      <text:p text:style-name="P13"><field:fieldmark-end/><text:span text:style-name="T7">GoF</text:span><text:span text:style-name="T8">（</text:span><text:span text:style-name="T7">Gang of Four</text:span><text:span text:style-name="T8">）のデザインパターンは、過去のエンジニアが積み上げてきた経験に基づくベストな設計が、</text:span><text:span text:style-name="T7">3</text:span><text:span text:style-name="T8">つのカテゴリに分けてまとめられている。デザインパターンといえば、</text:span><text:span text:style-name="T7">GoF</text:span><text:span text:style-name="T8">（</text:span><text:span text:style-name="T7">Gang of Four</text:span><text:span text:style-name="T8">）の書籍でまとめられている項目を指すことが多い。</text:span><field:fieldmark-end/><field:fieldmark-end/><field:fieldmark-end/><field:fieldmark-end/><field:fieldmark-end/><field:fieldmark-end/><field:fieldmark-end/><field:fieldmark-end/><field:fieldmark-end/><field:fieldmark-end/><field:fieldmark-end/><field:fieldmark-end/><field:fieldmark-end/><field:fieldmark-end/><field:fieldmark-end/><field:fieldmark-end/><field:fieldmark-end/>この本は4人の著者がよく使われる設計を23パターンに分けて説明しているので、「GoFの23パターン」と呼ばれている。<field:fieldmark-end/><field:fieldmark-end/><field:fieldmark-end/><field:fieldmark-end/><field:fieldmark-end/><field:fieldmark-end/><field:fieldmark-end/><field:fieldmark-end/><field:fieldmark-end/><field:fieldmark-end/>23種のデザインパターンを取り入れることは、主に以下のようなメリットがある。</text:p>
      <text:list text:style-name="L2">
        <text:list-header>
          <text:p text:style-name="P4">・設計が効率化できる</text:p>
          <text:p text:style-name="P6">・数々のエンジニアが試行錯誤してきた結果を少ない時間で利用、体得できる</text:p>
          <text:p text:style-name="P5">・再利用しやすいコードを書ける</text:p>
          <text:p text:style-name="P6">・コードが読みやすくなり、修正したり拡張したりする際のメンテナンス性が高まる</text:p>
          <text:p text:style-name="P5">・エンジニア同士の共通言語として使える</text:p>
        </text:list-header>
      </text:list>
      <text:p text:style-name="P11">（<text:span text:style-name="T6">Java</text:span><text:span text:style-name="T8">では</text:span><text:span text:style-name="T6">GoF</text:span><text:span text:style-name="T8">も使われるが、</text:span><text:span text:style-name="T6">Java EE</text:span><text:span text:style-name="T8">アプリケーション用の</text:span><text:span text:style-name="T6">DAO</text:span><text:span text:style-name="T8">や</text:span><text:span text:style-name="T6">DTO</text:span><text:span text:style-name="T8">のようなデザインパターンもある。</text:span><text:span text:style-name="T6">DAO</text:span><text:span text:style-name="T8">（</text:span><text:span text:style-name="T6">Data Access Object</text:span><text:span text:style-name="T8">）パターンを使うと、データベースにアクセスするためのオブジェクトを作ることができ、</text:span><text:span text:style-name="T6">DTO</text:span><text:span text:style-name="T8">（</text:span><text:span text:style-name="T6">Data Transfer Object</text:span><text:span text:style-name="T8">）は、データを渡すためのオブジェクトを作り、やり取りができるようになる。）</text:span></text:p>
      <text:p text:style-name="P14"><text:span text:style-name="T8"/></text:p>
      <text:p text:style-name="P14"><text:span text:style-name="T8">デザインパターンは全部で</text:span><text:span text:style-name="T7">23</text:span><text:span text:style-name="T8">個あり、以下の</text:span><text:span text:style-name="T7">3</text:span><text:span text:style-name="T8">つのカテゴリに分類できる。</text:span></text:p>
      <text:p text:style-name="P16">・オブジェクトの生成に関するパターン</text:p>
      <text:p text:style-name="P16">・プログラムの構造に関するパターン</text:p>
      <text:p text:style-name="P16">・オブジェクトの振る舞いに関するパターン</text:p>
      <text:p text:style-name="P14"/>
      <text:h text:style-name="P1" text:outline-level="3"><text:span text:style-name="T2">オブジェクトの生成に関するパターン</text:span></text:h>
      <text:h text:style-name="P2" text:outline-level="4">Abstract Factory</text:h>
      <text:p text:style-name="P7"><text:span text:style-name="T1">Abstract Factory</text:span><text:span text:style-name="T2">は、同じ種類のオブジェクトを集め、まとめたいときに使えるパターン。一致しているオブジェクトを、正しくピックアップしてまとめるので、関連性のないオブジェクト同士を組み合わせるミスを防ぐことができる。</text:span></text:p>
      <text:h text:style-name="P2" text:outline-level="4">Builder</text:h>
      <text:p text:style-name="P7"><text:span text:style-name="T1">Builder</text:span><text:span text:style-name="T2">は部品となるオブジェクトが多数ある状態で、それらを組み合わせるときに適している。</text:span><text:span text:style-name="T1">Builder</text:span><text:span text:style-name="T2">を使うことで、あちこちに分散しているオブジェクトの収集が可能。自分で</text:span><text:span text:style-name="T1">1</text:span><text:span text:style-name="T2">つ</text:span><text:span text:style-name="T1">1</text:span><text:span text:style-name="T2">つ探す必要がなく、複雑なオブジェクトの組み立てが簡単になる。</text:span></text:p>
      <text:p text:style-name="P8">単にオブジェクトを集めるだけでなく、組み立て方に間違いや不備がないことをチェックする機能も設定できる。</text:p>
      <text:h text:style-name="P2" text:outline-level="4">Factory Method</text:h>
      <text:p text:style-name="P7"><text:span text:style-name="T1">Factory Method</text:span><text:span text:style-name="T2">はオブジェクトを作るための仕組みを、スーパークラスで決めておけるパターン。ルールはスーパークラスで設定しておき、実際の処理はその下の層である、サブクラスにおこなわせる。</text:span></text:p>
      <text:p text:style-name="P8">オブジェクトの生成と処理を分けることで、機能を追加しやすくなる。</text:p>
      <text:h text:style-name="P2" text:outline-level="4">Prototype</text:h>
      <text:p text:style-name="P7"><text:span text:style-name="T1">Prototype</text:span><text:span text:style-name="T2">は既にあるオブジェクトをコピーして、新しいオブジェクトを作成可能。オブジェクトを単純にコピーした場合、フィールドの一部が非公開になっていると、正しくコピーできないことがある。</text:span><field:fieldmark-end/><field:fieldmark-end/><field:fieldmark-end/><field:fieldmark-end/><field:fieldmark-end/></text:p>
      <text:p text:style-name="P7"><text:span text:style-name="T1">Prototype</text:span><text:span text:style-name="T2">を使うとこの問題を解決できるので、同じクラス内で、複数のオブジェクトを作りたい場合に有効。</text:span></text:p>
      <text:h text:style-name="P2" text:outline-level="4"><text:soft-page-break/>Singleton</text:h>
      <text:p text:style-name="P7"><text:span text:style-name="T1">Singleton</text:span><text:span text:style-name="T2">は</text:span><text:span text:style-name="T1">1</text:span><text:span text:style-name="T2">つのクラスにつき、</text:span><text:span text:style-name="T1">1</text:span><text:span text:style-name="T2">つのオブジェクトを持つように決めるパターン。コンストラクタの識別子を</text:span><text:span text:style-name="T1">private</text:span><text:span text:style-name="T2">にすると、外部のクラスから呼び出せなくなり、新しいオブジェクトが作れなくなる。</text:span></text:p>
      <text:p text:style-name="P8">これによって、データベースやファイルへのアクセスの制限が可能になり、オブジェクトを勝手に変更することができなくなる。</text:p>
      <text:p text:style-name="P9"/>
      <text:p text:style-name="P10"><text:span text:style-name="T2">プログラムの構造に関するパターン</text:span></text:p>
      <text:h text:style-name="P2" text:outline-level="4">Adaptor</text:h>
      <text:p text:style-name="P7"><text:span text:style-name="T1">Adaptor</text:span><text:span text:style-name="T2">は、互換性のないクラス同士を繋げられるようにするパターン。繋げたいオブジェクトのインターフェースを、別のオブジェクトが認識できるようにする、変換アダプターのような役割を果たす。一方向だけでなく、双方向で変換できるアダプターを作ることも可能。</text:span></text:p>
      <text:h text:style-name="P2" text:outline-level="4">Bridge</text:h>
      <text:p text:style-name="P7"><text:span text:style-name="T1">Bridge</text:span><text:span text:style-name="T2">は、機能を追加するクラスと実装するクラスを分けて、その間を繋ぐ機能を持つ。機能のクラスと実装のクラスがすべて一緒になったコードでは、一部に変更を加えたい場合も、全体のバランスを考慮しなければならず、そのため少しの変更にも労力がかかる。</text:span></text:p>
      <text:p text:style-name="P7"><text:span text:style-name="T1">Bridge</text:span><text:span text:style-name="T2">を使うとクラスの役割が細かく分かれ、それぞれを独立させられるので、メンテナンスも簡単になる。</text:span></text:p>
      <text:h text:style-name="P2" text:outline-level="4">Composite</text:h>
      <text:p text:style-name="P7"><text:span text:style-name="T1">Composite</text:span><text:span text:style-name="T2">はオブジェクトをツリーのように繋げていき、それぞれを独立したオブジェクトとして使えるようにする。これは、フォルダとその中にあるサブフォルダやファイルのようなイメージです。</text:span></text:p>
      <text:p text:style-name="P7"><text:span text:style-name="T1">Composite</text:span><text:span text:style-name="T2">を使うと、実際の処理メソッドが入った具象クラスかどうかを気にする必要がなくなり、すべてのインターフェースで同じものを取り扱えるようにる。</text:span></text:p>
      <text:h text:style-name="P2" text:outline-level="4">Decorator</text:h>
      <text:p text:style-name="P7"><text:span text:style-name="T1">Decorator</text:span><text:span text:style-name="T2">は、新しい機能を追加するパターンで、マトリョーシカのように、</text:span><text:span text:style-name="T1">1</text:span><text:span text:style-name="T2">つ</text:span><text:span text:style-name="T1">1</text:span><text:span text:style-name="T2">つ機能をかぶせていくイメージ。</text:span><text:span text:style-name="T1">Decorator</text:span><text:span text:style-name="T2">を使うことで、ほかのオブジェクトに変更を加えることなく、さまざまな機能を追加できる。</text:span></text:p>
      <text:h text:style-name="P2" text:outline-level="4">Facade</text:h>
      <text:p text:style-name="P7"><text:span text:style-name="T1">Facade</text:span><text:span text:style-name="T2">は窓口役となるクラスを設定し、リクエストが来たら、受付のクラスがそれぞれのクラスに指示を出すようにする。通販のようなもので、電話で注文をすると、オペレーターが受付をし、そのあと各部署に商品の準備をするよう指示が届くようなイメージ。</text:span></text:p>
      <text:p text:style-name="P7"><text:span text:style-name="T1">Facade</text:span><text:span text:style-name="T2">を組み込むと、</text:span><text:span text:style-name="T1">1</text:span><text:span text:style-name="T2">つの指示で必要な処理が実行され、複雑な処理もシンプルになる。そのため、一連の処理をセットで行う必要があるプログラムを作るときに便利。</text:span></text:p>
      <text:h text:style-name="P2" text:outline-level="4">Flyweight</text:h>
      <text:p text:style-name="P7"><text:span text:style-name="T1">Flyweight</text:span><text:span text:style-name="T2">はたくさんの小さなオブジェクトを、共有させながら読み込めるようにするパターン。本当に必要な分だけのオブジェクトを作れば良く、都度メモリを消費して新しいオブジェクトを作る手間がなくなる。そうすることで、効率的に処理ができ、メモリ数も下げることができる。</text:span><field:fieldmark-end/><field:fieldmark-end/><field:fieldmark-end/><field:fieldmark-end/><field:fieldmark-end/><field:fieldmark-end/><field:fieldmark-end/><field:fieldmark-end/><field:fieldmark-end/><field:fieldmark-end/><field:fieldmark-end/><field:fieldmark-end/><field:fieldmark-end/><field:fieldmark-end/><field:fieldmark-end/><field:fieldmark-end/></text:p>
      <text:p text:style-name="P7"><text:span text:style-name="T1">Java</text:span><text:span text:style-name="T2">には自動でメモリに空きを作る、ガーベジコレクションという機能がついており、メモリ容量が問題になることは少ないとはいえ、</text:span><text:span text:style-name="T1">Flyweight</text:span><text:span text:style-name="T2">は高品質なプログラムを作るために活用できる。</text:span><field:fieldmark-end/><field:fieldmark-end/><field:fieldmark-end/><field:fieldmark-end/><field:fieldmark-end/><field:fieldmark-end/><field:fieldmark-end/><field:fieldmark-end/><field:fieldmark-end/><field:fieldmark-end/><field:fieldmark-end/></text:p>
      <text:h text:style-name="P2" text:outline-level="4">Proxy</text:h>
      <text:p text:style-name="P7"><text:span text:style-name="T1">Proxy</text:span><text:span text:style-name="T2">は、代理の役割を持つオブジェクトに、処理をさせるパターン。基本的には代理のオブジェクトが処理をおこない、どうしても本体のオブジェクトにしかできない処理がある場合だけ引き渡す。</text:span></text:p>
      <text:p text:style-name="P7"><text:span text:style-name="T2">本体のオブジェクトへのアクセスを制限することで、元のオブジェクトの負荷を減らせる点がメリット。</text:span><text:span text:style-name="T1">Decorator</text:span><text:span text:style-name="T2">と似ているが、</text:span><text:span text:style-name="T1">Decorator</text:span><text:span text:style-name="T2">は機能を追加するのに対して、</text:span><text:span text:style-name="T1">Proxy</text:span><text:span text:style-name="T2">は本体の負担を軽減するための処理を追加する点で異なっている。</text:span></text:p>
      <text:p text:style-name="P7"><text:span text:style-name="T2"/></text:p>
      <text:p text:style-name="P10"><text:soft-page-break/>オブジェクトの振る舞いに関するパターン</text:p>
      <text:h text:style-name="P3" text:outline-level="4"><text:span text:style-name="T1">Chain of Responsibility</text:span></text:h>
      <text:p text:style-name="P7"><text:span text:style-name="T1">Chain of Responsibility</text:span><text:span text:style-name="T2">は、</text:span><text:span text:style-name="T1">1</text:span><text:span text:style-name="T2">つのオブジェクトだけではできない処理がある場合、ほかのクラスのオブジェクトに残りの処理を渡して、実行できるようにするパターン。</text:span><text:span text:style-name="T1">Chain of Responsibility</text:span><text:span text:style-name="T2">を使うと、一点に負荷が集中することがなくなり、それぞれの処理の独立性が進む。</text:span></text:p>
      <text:p text:style-name="P8">処理する立場のクラスも、そのクラスが責任を持つ処理の範囲だけを記述すれば良いので、コードがシンプルになる。</text:p>
      <text:h text:style-name="P2" text:outline-level="4">Command</text:h>
      <text:p text:style-name="P7"><text:span text:style-name="T1">Command</text:span><text:span text:style-name="T2">は、命令をオブジェクトとして扱うことで、さまざまなオブジェクトを組み合わせられるようにするパターン。プログラムで多数の命令を送りたい場合、引数の数や種類を増やすが、追加できる数には限度がある。</text:span></text:p>
      <text:p text:style-name="P8">命令をオブジェクトにすれば、命令の追加や実行、削除の管理ができるようになることがメリット。</text:p>
      <text:h text:style-name="P2" text:outline-level="4">Interpreter</text:h>
      <text:p text:style-name="P7"><text:span text:style-name="T1">Composite</text:span><text:span text:style-name="T2">と似ているパターンで、ある規則に基づいて書かれた構文をオブジェクトで表現する。そのオブジェクトを使い解析した結果に従って、処理をするパターン。</text:span></text:p>
      <text:p text:style-name="P7"><text:span text:style-name="T1">Interpreter</text:span><text:span text:style-name="T2">を使うと</text:span><text:span text:style-name="T1">1</text:span><text:span text:style-name="T2">つのクラスにつき、</text:span><text:span text:style-name="T1">1</text:span><text:span text:style-name="T2">つのルールが与えられる。解析した結果、分かった規則に合う処理をさせたい時に有効。</text:span></text:p>
      <text:h text:style-name="P2" text:outline-level="4">Iterator</text:h>
      <text:p text:style-name="P7"><text:span text:style-name="T1">Iterator</text:span><text:span text:style-name="T2">を使うと、データの最初から最後までを、順番にスキャンできるようになる。オブジェクトの種類に関係なく、それぞれの要素を順序だててスキャンする方法を提供するためのパターン。</text:span></text:p>
      <text:p text:style-name="P7"><text:span text:style-name="T1">Iterator</text:span><text:span text:style-name="T2">は人間がデータの数を把握していないときでも、すべての要素を順番にたどれる点がメリット。</text:span></text:p>
      <text:h text:style-name="P2" text:outline-level="4">Mediator</text:h>
      <text:p text:style-name="P7"><text:span text:style-name="T1">Mediator</text:span><text:span text:style-name="T2">は、たくさんのオブジェクトの処理を整理し、オブジェクト同士が直接通信する機会を減らす。</text:span><text:span text:style-name="T1">Mediator</text:span><text:span text:style-name="T2">は通信の流れと量を見て、適切な量のデータを流すように整理する役割を持っている。</text:span></text:p>
      <text:p text:style-name="P8">空港の管制塔をイメージすると分かりやすく、空港ではパイロット同士が直接連絡を取らず、管制塔の係員が滑走路の様子を見ながら、飛行機の離着陸の管理をするのに似ている。</text:p>
      <text:p text:style-name="P7"><text:span text:style-name="T2">オブジェクト間の通信を</text:span><text:span text:style-name="T1">1</text:span><text:span text:style-name="T2">箇所で管理することで、メンテナンスがしやすくなる点がメリットで、加えてそれぞれのオブジェクトを再び利用することも容易になる。</text:span></text:p>
      <text:h text:style-name="P2" text:outline-level="4">Memento</text:h>
      <text:p text:style-name="P7"><text:span text:style-name="T1">Memento</text:span><text:span text:style-name="T2">は、ある時点でのオブジェクトのスナップショットを撮っておき、前のオブジェクトの状態を復元できるようにするパターン。非公開のフィールドも含め、必要なオブジェクトの情報だけをピックアップし、完全なコピーを作成する。</text:span></text:p>
      <text:p text:style-name="P7"><text:span text:style-name="T1">Prototype</text:span><text:span text:style-name="T2">のように、すべてをそのままコピーするわけではないので無駄がなく、ある時点まで戻って、もう一度作業したい場合に有効。</text:span></text:p>
      <text:h text:style-name="P2" text:outline-level="4">Observer</text:h>
      <text:p text:style-name="P7"><text:span text:style-name="T1">Observer</text:span><text:span text:style-name="T2">では、監視されるサブジェクトと、監視するオブザーバーの</text:span><text:span text:style-name="T1">2</text:span><text:span text:style-name="T2">つの役割が存在する。</text:span><text:span text:style-name="T1">Observer</text:span><text:span text:style-name="T2">はサブジェクトの状態に変更があった場合、自動的にオブザーバーへ通知できるパターン。既にあるコードを変更せずに、機能を追加できることができる。</text:span></text:p>
      <text:h text:style-name="P2" text:outline-level="4">State</text:h>
      <text:p text:style-name="P7"><text:span text:style-name="T1">State</text:span><text:span text:style-name="T2">はオブジェクトの内容に変更があったときに、動作も変化させるパターン。状態をクラスで表すパターンなので、状態に応じて柔軟に動作を変える必要があるときに使用する。</text:span></text:p>
      <text:p text:style-name="P7"><text:span text:style-name="T2">たとえば、いくつもの条件分岐があるコードをそのまま書くと、構造が複雑になりメンテナンスしにくくなるが、</text:span><text:span text:style-name="T1">State</text:span><text:span text:style-name="T2">で</text:span><text:span text:style-name="T1">1</text:span><text:span text:style-name="T2">つ</text:span><text:span text:style-name="T1">1</text:span><text:span text:style-name="T2">つの状態を個々のクラスで表すことで、シンプルな構造になることが利点。</text:span></text:p>
      <text:h text:style-name="P2" text:outline-level="4"><text:soft-page-break/>Strategy</text:h>
      <text:p text:style-name="P7"><text:span text:style-name="T2">ここでいう</text:span><text:span text:style-name="T1">Strategy</text:span><text:span text:style-name="T2">とは、アルゴリズムのことです。</text:span><text:span text:style-name="T1">Strategy</text:span><text:span text:style-name="T2">は状況に応じて、使用するアルゴリズムを変化させられるパターン。アルゴリズムを別クラスとして作ることでプログラムの柔軟性が増し、追加や変更が簡単になり、加えてメンテナンスがしやすくなることもメリット。</text:span></text:p>
      <text:h text:style-name="P2" text:outline-level="4">Template Method</text:h>
      <text:p text:style-name="P7"><text:span text:style-name="T1">Template Method</text:span><text:span text:style-name="T2">は、スーパークラス内でアルゴリズムのテンプレートを作成し、実際の処理内容をサブクラスに記述するパターン。</text:span></text:p>
      <text:p text:style-name="P7"><text:span text:style-name="T2">サブクラスにはそのテンプレートを元にして、具体的な処理の内容を書く。</text:span><text:span text:style-name="T1">Template Method</text:span><text:span text:style-name="T2">は同じようなプロセスを使う処理を統一したいときに使用する。</text:span></text:p>
      <text:p text:style-name="P7"><text:span text:style-name="T2">スーパークラスに重要な部分が集約されているので、サブクラスの記述がシンプルになる点が特徴。バグが起きた時は</text:span><text:span text:style-name="T1">TemplateMethod</text:span><text:span text:style-name="T2">を修正すれば良く、効率的な構造となる。</text:span></text:p>
      <text:h text:style-name="P2" text:outline-level="4">Visitor</text:h>
      <text:p text:style-name="P7"><text:span text:style-name="T1">Visitor</text:span><text:span text:style-name="T2">では、データ構造と振る舞いを分けることが可能。データ構造を移動するビジターのクラスを設置し、ビジターが処理をおこなうようにする。新規の処理が必要になったときは新しいビジターを用意する。</text:span></text:p>
      <text:p text:style-name="P8">データ構造と処理が別々になることで、処理の追加や変更が簡単になることがメリット。</text:p>
      <text:p text:style-name="P17"><text:line-break/></text:p>
      <text:p text:style-name="P15"><text:span text:style-name="T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ans-serif"/>
    <style:font-face style:name="OpenSymbol" svg:font-family="OpenSymbol" style:font-charset="x-symbol"/>
    <style:font-face style:name="Yu Gothic" svg:font-family="'Yu Gothic', YuGothic, 'Hiragino Kaku Gothic ProN', 'Hiragino Sans', Meiryo, sans-serif"/>
    <style:font-face style:name="inherit" svg:font-family="inherit"/>
    <style:font-face style:name="游ゴシック体" svg:font-family="游ゴシック体" style:font-family-generic="system" style:font-pitch="variable"/>
    <style:font-face style:name="游明朝体" svg:font-family="游明朝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游明朝体"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体"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体" style:font-family-asian="游ゴシック体"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游明朝体" style:font-family-asian="游明朝体"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游明朝体" style:font-family-asian="游明朝体"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2T09:55:27.147941566</meta:creation-date>
    <dc:date>2023-08-02T11:37:17.283952935</dc:date>
    <meta:editing-duration>PT1H41M44S</meta:editing-duration>
    <meta:editing-cycles>14</meta:editing-cycles>
    <meta:generator>LibreOffice/7.5.5.2$MacOSX_AARCH64 LibreOffice_project/ca8fe7424262805f223b9a2334bc7181abbcbf5e</meta:generator>
    <meta:document-statistic meta:table-count="0" meta:image-count="0" meta:object-count="0" meta:page-count="4" meta:paragraph-count="83" meta:word-count="4288" meta:character-count="4923" meta:non-whitespace-character-count="4900"/>
  </office:meta>
</office:document-meta>
</file>